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Centered">
      <style:paragraph-properties fo:text-align="end" style:justify-single-word="false"/>
      <style:text-properties officeooo:paragraph-rsid="0019a40e"/>
    </style:style>
    <style:style style:name="P2" style:family="paragraph" style:parent-style-name="Centered">
      <style:paragraph-properties fo:text-align="end" style:justify-single-word="false"/>
      <style:text-properties officeooo:paragraph-rsid="001bba73"/>
    </style:style>
    <style:style style:name="P3" style:family="paragraph" style:parent-style-name="Centered">
      <style:text-properties officeooo:paragraph-rsid="0019a40e"/>
    </style:style>
    <style:style style:name="P4" style:family="paragraph" style:parent-style-name="Centered">
      <style:text-properties fo:language="en" fo:country="US" officeooo:rsid="0015cd08" officeooo:paragraph-rsid="0019a40e"/>
    </style:style>
    <style:style style:name="P5" style:family="paragraph" style:parent-style-name="Header_20_TOC">
      <style:paragraph-properties fo:break-before="page"/>
    </style:style>
    <style:style style:name="P6" style:family="paragraph" style:parent-style-name="Centered" style:master-page-name="First_20_Page">
      <style:paragraph-properties style:page-number="auto"/>
      <style:text-properties officeooo:paragraph-rsid="0019a40e"/>
    </style:style>
    <style:style style:name="P7" style:family="paragraph" style:parent-style-name="Centered">
      <style:text-properties fo:language="en" fo:country="US" officeooo:rsid="002a2b6e" officeooo:paragraph-rsid="002a2b6e"/>
    </style:style>
    <style:style style:name="P8" style:family="paragraph" style:parent-style-name="Centered">
      <style:text-properties fo:language="ru" fo:country="RU" officeooo:rsid="002a2b6e" officeooo:paragraph-rsid="002a2b6e"/>
    </style:style>
    <style:style style:name="P9" style:family="paragraph" style:parent-style-name="Times_20_New_20_Roman_20_14">
      <style:text-properties officeooo:paragraph-rsid="002a2b6e"/>
    </style:style>
    <style:style style:name="T1" style:family="text">
      <style:text-properties officeooo:rsid="001786a3"/>
    </style:style>
    <style:style style:name="T2" style:family="text">
      <style:text-properties officeooo:rsid="001bba73"/>
    </style:style>
    <style:style style:name="T3" style:family="text">
      <style:text-properties officeooo:rsid="002a2b6e"/>
    </style:style>
    <style:style style:name="T4" style:family="text">
      <style:text-properties fo:language="ru" fo:country="RU" officeooo:rsid="002a2b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Новосибирской области ГБПОУ НСО «Новосибирский авиационный технический колледж имени Б.С. Галущак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Black box testing</text:p>
      <text:p text:style-name="P8">Отчет по проверке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Выполнил</text:span>:</text:p>
      <text:p text:style-name="P1">Елисеев А. Д.</text:p>
      <text:p text:style-name="P2"/>
      <text:p text:style-name="P2"><text:span text:style-name="T2">Проверил</text:span>:</text:p>
      <text:p text:style-name="P2"><text:span text:style-name="T3">Щерба</text:span> <text:span text:style-name="T3">Е</text:span>. <text:span text:style-name="T3">А</text:span>.</text:p>
      <text:p text:style-name="P3"/>
      <text:p text:style-name="P3"/>
      <text:p text:style-name="P3"/>
      <text:p text:style-name="P3"/>
      <text:p text:style-name="P4">202<text:span text:style-name="T4">3</text:span></text:p>
      <text:p text:style-name="P9"><text:bookmark-start text:name="__RefHeading___Toc261_2673260219"/><text:soft-page-break/><text:span text:style-name="T3">По итогам проверки результатов тестирования программы методом черного ящика было выявлено, что эти результаты соответствуют действительности. Было исправлено оформление и формулировки в таблицах сценариев тестирования.</text:span><text:bookmark-end text:name="__RefHeading___Toc261_26732602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mes_20_New_20_Roman_20_14" style:display-name="Times New Roman 14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color="#000000" loext:opacity="100%" style:font-name="Times New Roman" fo:font-family="'Times New Roman'" style:font-style-name="Обычный" style:font-family-generic="roman" style:font-pitch="variable" fo:font-size="14pt"/>
    </style:style>
    <style:style style:name="Header_20__28_user_29_" style:display-name="Header (user)" style:family="paragraph" style:parent-style-name="Times_20_New_20_Roman_20_14" style:next-style-name="Times_20_New_20_Roman_20_14" style:default-outline-level="1" style:list-style-name="" style:master-page-name="">
      <style:paragraph-properties fo:margin-left="0cm" fo:margin-right="0cm" fo:line-height="275%" fo:text-align="justify" style:justify-single-word="false" fo:text-indent="1.251cm" style:auto-text-indent="false" style:page-number="auto"/>
      <style:text-properties fo:font-size="16pt" fo:font-weight="bold"/>
    </style:style>
    <style:style style:name="Centered" style:family="paragraph" style:parent-style-name="Times_20_New_20_Roman_20_14">
      <style:paragraph-properties fo:margin-left="0cm" fo:margin-right="0cm" fo:line-height="150%" fo:text-align="center" style:justify-single-word="false" fo:text-indent="0cm" style:auto-text-indent="false"/>
    </style:style>
    <style:style style:name="No_20_indent" style:display-name="No indent" style:family="paragraph" style:parent-style-name="Times_20_New_20_Roman_20_14">
      <style:paragraph-properties fo:margin-left="0cm" fo:margin-right="0cm" fo:text-indent="0cm" style:auto-text-indent="false"/>
    </style:style>
    <style:style style:name="Header_20_sub" style:display-name="Header sub" style:family="paragraph" style:parent-style-name="Times_20_New_20_Roman_20_14" style:next-style-name="Times_20_New_20_Roman_20_14" style:default-outline-level="2" style:list-style-name="">
      <style:paragraph-properties fo:line-height="275%"/>
      <style:text-properties fo:font-size="14pt" fo:language="ru" fo:country="RU" fo:font-weight="bold" officeooo:rsid="00145608"/>
    </style:style>
    <style:style style:name="Bulleted_20_list" style:display-name="Bulleted list" style:family="paragraph" style:parent-style-name="Times_20_New_20_Roman_20_14" style:list-style-name="Маркированный_20__22_-_22__20_требования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TOC" style:display-name="Header TOC" style:family="paragraph" style:parent-style-name="Times_20_New_20_Roman_20_14" style:master-page-name="">
      <style:paragraph-properties fo:margin-left="0cm" fo:margin-right="0cm" fo:line-height="275%" fo:text-align="center" style:justify-single-word="false" fo:text-indent="0cm" style:auto-text-indent="false" style:page-number="auto"/>
      <style:text-properties fo:font-size="16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Маркированный_20__22_-_22__20_требования" style:display-name="Маркированный &quot;-&quot; требования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ru" number:country="RU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Centered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16:10:57.681000000</meta:creation-date>
    <meta:editing-duration>PT5M28S</meta:editing-duration>
    <meta:editing-cycles>2</meta:editing-cycles>
    <meta:generator>LibreOffice/7.2.5.2$Windows_X86_64 LibreOffice_project/499f9727c189e6ef3471021d6132d4c694f357e5</meta:generator>
    <dc:date>2023-06-27T16:16:24.331000000</dc:date>
    <meta:document-statistic meta:table-count="0" meta:image-count="0" meta:object-count="0" meta:page-count="2" meta:paragraph-count="10" meta:word-count="54" meta:character-count="423" meta:non-whitespace-character-count="379"/>
    <meta:template xlink:type="simple" xlink:actuate="onRequest" xlink:title="Дефолтик работы" xlink:href="../../../AppData/Roaming/LibreOffice/4/user/template/Дефолтик%20работы.ott" meta:date="2023-06-27T16:10:56.912000000"/>
  </office:meta>
</office:document-meta>
</file>